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fill="solid" draw:fill-color="#000000" draw:fill-image-width="0cm" draw:fill-image-height="0cm" fo:min-height="21.47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54pt" fo:font-style="normal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style="normal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odę zamieniłeś w wino.</text:span><text:span text:style-name="T1"><text:line-break/></text:span><text:span text:style-name="T1">Ślepi przy Tobie znów widzą,</text:span><text:span text:style-name="T1"><text:line-break/></text:span><text:span text:style-name="T1">któż jest jak Ty?</text:span><text:span text:style-name="T1"><text:line-break/></text:span><text:span text:style-name="T1">Tylko 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laskiem rozświetlasz ciemności.</text:span><text:span text:style-name="T1"><text:line-break/></text:span><text:span text:style-name="T1">Człowiek powstaje z marności,</text:span><text:span text:style-name="T1"><text:line-break/></text:span><text:span text:style-name="T1">któż jest jak Ty?</text:span><text:span text:style-name="T1"><text:line-break/></text:span><text:span text:style-name="T1">Tylko 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Bóg jest wielki,</text:span><text:span text:style-name="T1"><text:line-break/></text:span><text:span text:style-name="T1">nasz Bóg jest silny.</text:span><text:span text:style-name="T1"><text:line-break/></text:span><text:span text:style-name="T1">Boże nikt inny nie równa się z Tob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Bóg uzdrawia,</text:span><text:span text:style-name="T1"><text:line-break/></text:span><text:span text:style-name="T1">jest wszechmogący.</text:span><text:span text:style-name="T1"><text:line-break/></text:span><text:span text:style-name="T1">Nasz Bóg, nasz Bóg.</text:span><text:span text:style-name="T1"><text:line-break/></text:span><text:span text:style-name="T1">(Nasz Bóg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text-style-name="P2" draw:layer="layout" svg:width="28cm" svg:height="21.473cm" svg:x="0cm" svg:y="-0.234cm" presentation:class="title" presentation:user-transformed="true">
          <draw:text-box>
            <text:p text:style-name="P1"><text:span text:style-name="T1">Jeśli nasz Bóg jest przy nas</text:span><text:span text:style-name="T1"><text:line-break/></text:span><text:span text:style-name="T1">już nic nas nie zatrzyma!</text:span><text:span text:style-name="T1"><text:line-break/></text:span><text:span text:style-name="T1">Jeśli nasz Bóg jest z nami,</text:span><text:span text:style-name="T1"><text:line-break/></text:span><text:span text:style-name="T1">któż jest przeciwko nam? /x2</text:span><text:span text:style-name="T1"><text:line-break/></text:span><text:span text:style-name="T1"><text:line-break/></text:span><text:span text:style-name="T1">Któż jest przeciwko nam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Bóg jest wielki,</text:span><text:span text:style-name="T1"><text:line-break/></text:span><text:span text:style-name="T1">nasz Bóg jest silny.</text:span><text:span text:style-name="T1"><text:line-break/></text:span><text:span text:style-name="T1">Boże nikt inny nie równa się z Tob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Bóg uzdrawia,</text:span><text:span text:style-name="T1"><text:line-break/></text:span><text:span text:style-name="T1">jest wszechmogący.</text:span><text:span text:style-name="T1"><text:line-break/></text:span><text:span text:style-name="T1">Nasz Bóg, nasz Bóg.</text:span><text:span text:style-name="T1"><text:line-break/></text:span><text:span text:style-name="T1">(Nasz Bóg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5-11-16T20:16:31.73</dc:date>
    <dc:language>pl-PL</dc:language>
    <meta:editing-cycles>28</meta:editing-cycles>
    <meta:editing-duration>PT30M43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